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formula="of:= [.C51] / [.D51]^[.H$5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imple Sword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2] / [.D52]" office:value-type="float" office:value="4" calcext:value-type="float">
            <text:p>4</text:p>
          </table:table-cell>
          <table:table-cell table:formula="of:= [.C52] / [.D52]^[.G$50]" office:value-type="float" office:value="3.89431242041169" calcext:value-type="float">
            <text:p>3,89431242041169</text:p>
          </table:table-cell>
          <table:table-cell table:formula="of:= [.C52] / [.D52]^[.H$50]" office:value-type="float" office:value="3.95561933162013" calcext:value-type="float">
            <text:p>3,9556193316201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3] / [.D53]" office:value-type="float" office:value="4.13793103448276" calcext:value-type="float">
            <text:p>4,13793103448276</text:p>
          </table:table-cell>
          <table:table-cell table:formula="of:= [.C53] / [.D53]^[.G$50]" office:value-type="float" office:value="3.95748327267477" calcext:value-type="float">
            <text:p>3,95748327267477</text:p>
          </table:table-cell>
          <table:table-cell table:formula="of:= [.C53] / [.D53]^[.H$50]" office:value-type="float" office:value="4.06176551488386" calcext:value-type="float">
            <text:p>4,06176551488386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formula="of:= [.C54] / [.D54]^[.H$50]" office:value-type="float" office:value="4.13751802317138" calcext:value-type="float">
            <text:p>4,1375180231713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formula="of:= [.C55] / [.D55]^[.H$50]" office:value-type="float" office:value="4.23546361568192" calcext:value-type="float">
            <text:p>4,23546361568192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formula="of:= [.C57] / [.D57]^[.H$50]" office:value-type="float" office:value="6.76325368431747" calcext:value-type="float">
            <text:p>6,76325368431747</text:p>
          </table:table-cell>
          <table:table-cell/>
          <table:table-cell office:value-type="string" calcext:value-type="string">
            <text:p>1H: 7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astard Sword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8.66666666666667" calcext:value-type="float">
            <text:p>8,66666666666667</text:p>
          </table:table-cell>
          <table:table-cell table:formula="of:= [.C58] / [.D58]^[.G$50]" office:value-type="float" office:value="8.25507725897506" calcext:value-type="float">
            <text:p>8,25507725897506</text:p>
          </table:table-cell>
          <table:table-cell table:formula="of:= [.C58] / [.D58]^[.H$50]" office:value-type="float" office:value="8.49273416604217" calcext:value-type="float">
            <text:p>8,49273416604217</text:p>
          </table:table-cell>
          <table:table-cell/>
          <table:table-cell office:value-type="string" calcext:value-type="string">
            <text:p>2H: 8,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59] / [.D59]" office:value-type="float" office:value="7.14285714285714" calcext:value-type="float">
            <text:p>7,14285714285714</text:p>
          </table:table-cell>
          <table:table-cell table:formula="of:= [.C59] / [.D59]^[.G$50]" office:value-type="float" office:value="6.86019720204418" calcext:value-type="float">
            <text:p>6,86019720204418</text:p>
          </table:table-cell>
          <table:table-cell table:formula="of:= [.C59] / [.D59]^[.H$50]" office:value-type="float" office:value="7.0236936774594" calcext:value-type="float">
            <text:p>7,023693677459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2" calcext:value-type="float">
            <text:p>1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0] / [.D60]" office:value-type="float" office:value="7.27272727272727" calcext:value-type="float">
            <text:p>7,27272727272727</text:p>
          </table:table-cell>
          <table:table-cell table:formula="of:= [.C60] / [.D60]^[.G$50]" office:value-type="float" office:value="6.84855942560505" calcext:value-type="float">
            <text:p>6,84855942560505</text:p>
          </table:table-cell>
          <table:table-cell table:formula="of:= [.C60] / [.D60]^[.H$50]" office:value-type="float" office:value="7.09288803972237" calcext:value-type="float">
            <text:p>7,09288803972237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9.09090909090909" calcext:value-type="float">
            <text:p>9,09090909090909</text:p>
          </table:table-cell>
          <table:table-cell table:formula="of:= [.C61] / [.D61]^[.G$50]" office:value-type="float" office:value="8.27021106062229" calcext:value-type="float">
            <text:p>8,27021106062229</text:p>
          </table:table-cell>
          <table:table-cell table:formula="of:= [.C61] / [.D61]^[.H$50]" office:value-type="float" office:value="8.73949183187924" calcext:value-type="float">
            <text:p>8,73949183187924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[.C63] / [.D63]" office:value-type="float" office:value="8.18181818181818" calcext:value-type="float">
            <text:p>8,18181818181818</text:p>
          </table:table-cell>
          <table:table-cell table:formula="of:= [.C63] / [.D63]^[.G$50]" office:value-type="float" office:value="8.08877401202417" calcext:value-type="float">
            <text:p>8,08877401202417</text:p>
          </table:table-cell>
          <table:table-cell table:formula="of:= [.C63] / [.D63]^[.H$50]" office:value-type="float" office:value="8.14292041116853" calcext:value-type="float">
            <text:p>8,14292041116853</text:p>
          </table:table-cell>
          <table:table-cell/>
          <table:table-cell office:value-type="string" calcext:value-type="string">
            <text:p>1H: 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road Sword</text:p>
          </table:table-cell>
          <table:table-cell office:value-type="float" office:value="11" calcext:value-type="float">
            <text:p>11</text:p>
          </table:table-cell>
          <table:table-cell office:value-type="float" office:value="1.35" calcext:value-type="float">
            <text:p>1,35</text:p>
          </table:table-cell>
          <table:table-cell/>
          <table:table-cell table:formula="of:=[.C64] / [.D64]" office:value-type="float" office:value="8.14814814814815" calcext:value-type="float">
            <text:p>8,14814814814815</text:p>
          </table:table-cell>
          <table:table-cell table:formula="of:= [.C64] / [.D64]^[.G$50]" office:value-type="float" office:value="7.85993336959163" calcext:value-type="float">
            <text:p>7,85993336959163</text:p>
          </table:table-cell>
          <table:table-cell table:formula="of:= [.C64] / [.D64]^[.H$50]" office:value-type="float" office:value="8.02679604917221" calcext:value-type="float">
            <text:p>8,02679604917221</text:p>
          </table:table-cell>
          <table:table-cell/>
          <table:table-cell office:value-type="string" calcext:value-type="string">
            <text:p>2H: 9,6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65] / [.D65]" office:value-type="float" office:value="10" calcext:value-type="float">
            <text:p>10</text:p>
          </table:table-cell>
          <table:table-cell table:formula="of:= [.C65] / [.D65]^[.G$50]" office:value-type="float" office:value="9.38309534638946" calcext:value-type="float">
            <text:p>9,38309534638946</text:p>
          </table:table-cell>
          <table:table-cell table:formula="of:= [.C65] / [.D65]^[.H$50]" office:value-type="float" office:value="9.73817453262605" calcext:value-type="float">
            <text:p>9,73817453262605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C66] / [.D66]" office:value-type="float" office:value="10" calcext:value-type="float">
            <text:p>10</text:p>
          </table:table-cell>
          <table:table-cell table:formula="of:= [.C66] / [.D66]^[.G$50]" office:value-type="float" office:value="9.25869052483269" calcext:value-type="float">
            <text:p>9,25869052483269</text:p>
          </table:table-cell>
          <table:table-cell table:formula="of:= [.C66] / [.D66]^[.H$50]" office:value-type="float" office:value="9.68416811191868" calcext:value-type="float">
            <text:p>9,6841681119186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10" calcext:value-type="float">
            <text:p>10</text:p>
          </table:table-cell>
          <table:table-cell table:formula="of:= [.C67] / [.D67]^[.G$50]" office:value-type="float" office:value="9.60427608286185" calcext:value-type="float">
            <text:p>9,60427608286185</text:p>
          </table:table-cell>
          <table:table-cell table:formula="of:= [.C67] / [.D67]^[.H$50]" office:value-type="float" office:value="9.83317114844316" calcext:value-type="float">
            <text:p>9,8331711484431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Cutlass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,95</text:p>
          </table:table-cell>
          <table:table-cell/>
          <table:table-cell table:formula="of:=[.C69] / [.D69]" office:value-type="float" office:value="8.42105263157895" calcext:value-type="float">
            <text:p>8,42105263157895</text:p>
          </table:table-cell>
          <table:table-cell table:formula="of:= [.C69] / [.D69]^[.G$50]" office:value-type="float" office:value="8.47304570498978" calcext:value-type="float">
            <text:p>8,47304570498978</text:p>
          </table:table-cell>
          <table:table-cell table:formula="of:= [.C69] / [.D69]^[.H$50]" office:value-type="float" office:value="8.4426775266127" calcext:value-type="float">
            <text:p>8,4426775266127</text:p>
          </table:table-cell>
          <table:table-cell/>
          <table:table-cell office:value-type="string" calcext:value-type="string">
            <text:p>1H: 8,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urved Sword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70] / [.D70]" office:value-type="float" office:value="10.7142857142857" calcext:value-type="float">
            <text:p>10,7142857142857</text:p>
          </table:table-cell>
          <table:table-cell table:formula="of:= [.C70] / [.D70]^[.G$50]" office:value-type="float" office:value="10.2902958030663" calcext:value-type="float">
            <text:p>10,2902958030663</text:p>
          </table:table-cell>
          <table:table-cell table:formula="of:= [.C70] / [.D70]^[.H$50]" office:value-type="float" office:value="10.5355405161891" calcext:value-type="float">
            <text:p>10,5355405161891</text:p>
          </table:table-cell>
          <table:table-cell/>
          <table:table-cell office:value-type="string" calcext:value-type="string">
            <text:p>2H: 10,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r Cleaver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71] / [.D71]" office:value-type="float" office:value="8.66666666666667" calcext:value-type="float">
            <text:p>8,66666666666667</text:p>
          </table:table-cell>
          <table:table-cell table:formula="of:= [.C71] / [.D71]^[.G$50]" office:value-type="float" office:value="8.25507725897506" calcext:value-type="float">
            <text:p>8,25507725897506</text:p>
          </table:table-cell>
          <table:table-cell table:formula="of:= [.C71] / [.D71]^[.H$50]" office:value-type="float" office:value="8.49273416604217" calcext:value-type="float">
            <text:p>8,4927341660421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orning Star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72] / [.D72]" office:value-type="float" office:value="8.88888888888889" calcext:value-type="float">
            <text:p>8,88888888888889</text:p>
          </table:table-cell>
          <table:table-cell table:formula="of:= [.C72] / [.D72]^[.G$50]" office:value-type="float" office:value="8.28351717298029" calcext:value-type="float">
            <text:p>8,28351717298029</text:p>
          </table:table-cell>
          <table:table-cell table:formula="of:= [.C72] / [.D72]^[.H$50]" office:value-type="float" office:value="8.63145185205713" calcext:value-type="float">
            <text:p>8,63145185205713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ar Pike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,35</text:p>
          </table:table-cell>
          <table:table-cell/>
          <table:table-cell table:formula="of:=[.C73] / [.D73]" office:value-type="float" office:value="10.6382978723404" calcext:value-type="float">
            <text:p>10,6382978723404</text:p>
          </table:table-cell>
          <table:table-cell table:formula="of:= [.C73] / [.D73]^[.G$50]" office:value-type="float" office:value="9.60160869982449" calcext:value-type="float">
            <text:p>9,60160869982449</text:p>
          </table:table-cell>
          <table:table-cell table:formula="of:= [.C73] / [.D73]^[.H$50]" office:value-type="float" office:value="10.1933926431256" calcext:value-type="float">
            <text:p>10,193392643125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formula="of:= [.C75] / [.D75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formula="of:= [.C76] / [.D76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formula="of:= [.C77] / [.D77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formula="of:= [.C78] / [.D78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formula="of:= [.C79] / [.D79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formula="of:= [.C81] / [.D81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formula="of:= [.C82] / [.D82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formula="of:= [.C83] / [.D83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formula="of:= [.C84] / [.D84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formula="of:= [.C85] / [.D85]^[.H$50]" office:value-type="string" office:string-value="" calcext:value-type="error">
            <text:p>#DIV/0!</text:p>
          </table:table-cell>
          <table:table-cell table:number-columns-repeated="5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table table:name="Encumbrance" table:style-name="ta1">
        <table:table-column table:style-name="co9" table:default-cell-style-name="Default"/>
        <table:table-column table:style-name="co9" table:default-cell-style-name="ce29"/>
        <table:table-column table:style-name="co15" table:default-cell-style-name="Default"/>
        <table:table-column table:style-name="co15" table:default-cell-style-name="ce36"/>
        <table:table-column table:style-name="co16" table:default-cell-style-name="Default"/>
        <table:table-column table:style-name="co9" table:default-cell-style-name="ce29"/>
        <table:table-column table:style-name="co9" table:default-cell-style-name="Default"/>
        <table:table-column table:style-name="co9" table:default-cell-style-name="ce36"/>
        <table:table-row table:style-name="ro1">
          <table:table-cell/>
          <table:table-cell table:style-name="ce26"/>
          <table:table-cell table:style-name="ce26" office:value-type="string" calcext:value-type="string">
            <text:p>Light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Heavy</text:p>
          </table:table-cell>
          <table:table-cell table:style-name="ce26"/>
        </table:table-row>
        <table:table-row table:style-name="ro1"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table:style-name="ce28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ot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28" table:formula="of:=SUM([.B3:.B7])" office:value-type="float" office:value="60" calcext:value-type="float">
            <text:p>60</text:p>
          </table:table-cell>
          <table:table-cell table:style-name="ce32" table:formula="of:=SUM([.C3:.C7])" office:value-type="float" office:value="72" calcext:value-type="float">
            <text:p>72</text:p>
          </table:table-cell>
          <table:table-cell table:style-name="ce35" table:formula="of:=SUM([.D3:.D7])" office:value-type="float" office:value="18" calcext:value-type="float">
            <text:p>18</text:p>
          </table:table-cell>
          <table:table-cell/>
          <table:table-cell table:style-name="ce28" table:formula="of:=SUM([.F3:.F7])" office:value-type="float" office:value="80" calcext:value-type="float">
            <text:p>80</text:p>
          </table:table-cell>
          <table:table-cell table:style-name="ce32" table:formula="of:=SUM([.G3:.G7])" office:value-type="float" office:value="96" calcext:value-type="float">
            <text:p>96</text:p>
          </table:table-cell>
          <table:table-cell table:style-name="ce35" table:formula="of:=SUM([.H3:.H7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 Shield</text:p>
          </table:table-cell>
          <table:table-cell table:style-name="ce30" table:formula="of:=SUM([.B3:.B6])" office:value-type="float" office:value="48" calcext:value-type="float">
            <text:p>48</text:p>
          </table:table-cell>
          <table:table-cell table:style-name="ce33" table:formula="of:=SUM([.C3:.C6])" office:value-type="float" office:value="58" calcext:value-type="float">
            <text:p>58</text:p>
          </table:table-cell>
          <table:table-cell table:style-name="ce37" table:formula="of:=SUM([.D3:.D6])" office:value-type="float" office:value="15" calcext:value-type="float">
            <text:p>15</text:p>
          </table:table-cell>
          <table:table-cell/>
          <table:table-cell table:style-name="ce30" table:formula="of:=SUM([.F3:.F6])" office:value-type="float" office:value="64" calcext:value-type="float">
            <text:p>64</text:p>
          </table:table-cell>
          <table:table-cell table:style-name="ce33" table:formula="of:=SUM([.G3:.G6])" office:value-type="float" office:value="77" calcext:value-type="float">
            <text:p>77</text:p>
          </table:table-cell>
          <table:table-cell table:style-name="ce37" table:formula="of:=SUM([.H3:.H6])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5" office:value-type="string" calcext:value-type="string">
            <text:p>Ratio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rotection</text:p>
          </table:table-cell>
          <table:table-cell table:style-name="Default" table:formula="of:=[.B9]/[.F9]" office:value-type="float" office:value="0.75" calcext:value-type="float">
            <text:p>0,75</text:p>
          </table:table-cell>
          <table:table-cell table:formula="of:=[.C9]/[.G9]" office:value-type="float" office:value="0.75" calcext:value-type="float">
            <text:p>0,75</text:p>
          </table:table-cell>
          <table:table-cell table:style-name="Default"/>
          <table:table-cell/>
          <table:table-cell table:style-name="Default" table:formula="of:=[.F9]/[.B9]" office:value-type="float" office:value="1.33333333333333" calcext:value-type="float">
            <text:p>1,33333333333333</text:p>
          </table:table-cell>
          <table:table-cell table:formula="of:=[.G9]/[.C9]" office:value-type="float" office:value="1.33333333333333" calcext:value-type="float">
            <text:p>1,33333333333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formula="of:=(1/(1+[.D9]/100))/(1/(1+[.H9]/100))" office:value-type="float" office:value="1.25423728813559" calcext:value-type="float">
            <text:p>1,25423728813559</text:p>
          </table:table-cell>
          <table:table-cell table:formula="of:=(1/(1+[.D9]/100))/(1/(1+[.H9]/100))" office:value-type="float" office:value="1.25423728813559" calcext:value-type="float">
            <text:p>1,25423728813559</text:p>
          </table:table-cell>
          <table:table-cell table:style-name="Default"/>
          <table:table-cell/>
          <table:table-cell table:style-name="Default" table:formula="of:=(1/(1+[.H9]/100))/(1/(1+[.D9]/100))" office:value-type="float" office:value="0.797297297297297" calcext:value-type="float">
            <text:p>0,797297297297297</text:p>
          </table:table-cell>
          <table:table-cell table:formula="of:=(1/(1+[.H9]/100))/(1/(1+[.D9]/100))" office:value-type="float" office:value="0.797297297297297" calcext:value-type="float">
            <text:p>0,797297297297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[.B13]*[.B14]" office:value-type="float" office:value="0.940677966101695" calcext:value-type="float">
            <text:p>0,940677966101695</text:p>
          </table:table-cell>
          <table:table-cell table:formula="of:=[.C13]*[.C14]" office:value-type="float" office:value="0.940677966101695" calcext:value-type="float">
            <text:p>0,940677966101695</text:p>
          </table:table-cell>
          <table:table-cell table:style-name="Default"/>
          <table:table-cell/>
          <table:table-cell table:style-name="Default" table:formula="of:=[.F13]*[.F14]" office:value-type="float" office:value="1.06306306306306" calcext:value-type="float">
            <text:p>1,06306306306306</text:p>
          </table:table-cell>
          <table:table-cell table:formula="of:=[.G13]*[.G14]" office:value-type="float" office:value="1.06306306306306" calcext:value-type="float">
            <text:p>1,06306306306306</text:p>
          </table:table-cell>
          <table:table-cell table:style-name="Default"/>
        </table:table-row>
      </table:table>
      <table:table table:name="Crafting Cost" table:style-name="ta1">
        <table:shapes>
          <draw:frame draw:z-index="0" draw:style-name="gr1" draw:text-style-name="P1" svg:width="11.341cm" svg:height="7.172cm" svg:x="0.359cm" svg:y="6.532cm">
            <draw:object draw:notify-on-update-of-ranges="'Crafting Cost'.F3:'Crafting Cost'.F3 'Crafting Cost'.F4:'Crafting Cost'.F13 'Crafting Cost'.G3:'Crafting Cost'.G3 'Crafting Cost'.G4:'Crafting Cost'.G13 'Crafting Cost'.H3:'Crafting Cost'.H3 'Crafting Cost'.H4:'Crafting Cost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16cm" svg:height="7.172cm" svg:x="0.578cm" svg:y="14.423cm">
            <draw:object draw:notify-on-update-of-ranges="'Crafting Cost'.P3:'Crafting Cost'.P3 'Crafting Cost'.P4:'Crafting Cost'.P13 'Crafting Cost'.Q3:'Crafting Cost'.Q3 'Crafting Cost'.Q4:'Crafting Cost'.Q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316cm" svg:height="7.172cm" svg:x="19.629cm" svg:y="6.109cm">
            <draw:object draw:notify-on-update-of-ranges="'Crafting Cost'.S3:'Crafting Cost'.S3 'Crafting Cost'.S4:'Crafting Cost'.S13 'Crafting Cost'.T3:'Crafting Cost'.T3 'Crafting Cost'.T4:'Crafting Cost'.T13 'Crafting Cost'.U3:'Crafting Cost'.U3 'Crafting Cost'.U4:'Crafting Cost'.U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9" table:number-columns-repeated="19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ier</text:p>
          </table:table-cell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Cost Weapon</text:p>
          </table:table-cell>
          <table:table-cell office:value-type="string" calcext:value-type="string">
            <text:p>Cost Armor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Time Weapon</text:p>
          </table:table-cell>
          <table:table-cell office:value-type="string" calcext:value-type="string">
            <text:p>Time Armor</text:p>
          </table:table-cell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Weapon Ratio</text:p>
          </table:table-cell>
          <table:table-cell office:value-type="string" calcext:value-type="string">
            <text:p>Armor Ratio</text:p>
          </table:table-cell>
          <table:table-cell/>
          <table:table-cell office:value-type="string" calcext:value-type="string">
            <text:p>cps Weapon</text:p>
          </table:table-cell>
          <table:table-cell office:value-type="string" calcext:value-type="string">
            <text:p>cps Armor</text:p>
          </table:table-cell>
          <table:table-cell office:value-type="string" calcext:value-type="string">
            <text:p>cps previo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$A$7] * [.G4]" office:value-type="float" office:value="24" calcext:value-type="float">
            <text:p>24</text:p>
          </table:table-cell>
          <table:table-cell table:formula="of:=ROUNDUP([.$A$4] * POWER([.C4]; [.$A$10]) * POWER([.D4]; [.$A$13]))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2 * [.K4]" office:value-type="float" office:value="30" calcext:value-type="float">
            <text:p>30</text:p>
          </table:table-cell>
          <table:table-cell table:formula="of:=ROUNDUP(15 * POWER([.C4]; 0.2) * POWER([.D4]; 0.2)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F4]/[.H4]" office:value-type="float" office:value="0.6" calcext:value-type="float">
            <text:p>0,6</text:p>
          </table:table-cell>
          <table:table-cell table:formula="of:=[.G4]/[.H4]" office:value-type="float" office:value="0.3" calcext:value-type="float">
            <text:p>0,3</text:p>
          </table:table-cell>
          <table:table-cell/>
          <table:table-cell table:formula="of:=[.F4] / [.J4]" office:value-type="float" office:value="0.8" calcext:value-type="float">
            <text:p>0,8</text:p>
          </table:table-cell>
          <table:table-cell table:formula="of:=[.G4] / [.K4]" office:value-type="float" office:value="0.8" calcext:value-type="float">
            <text:p>0,8</text:p>
          </table:table-cell>
          <table:table-cell table:formula="of:=[.H4] / [.L4]" office:value-type="float" office:value="1.33333333333333" calcext:value-type="float">
            <text:p>1,3333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A$7] * [.G5]" office:value-type="float" office:value="40" calcext:value-type="float">
            <text:p>40</text:p>
          </table:table-cell>
          <table:table-cell table:formula="of:=ROUNDUP([.$A$4] * POWER([.C5]; [.$A$10]) * POWER([.D5]; [.$A$13]))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2 * [.K5]" office:value-type="float" office:value="36" calcext:value-type="float">
            <text:p>36</text:p>
          </table:table-cell>
          <table:table-cell table:formula="of:=ROUNDUP(15 * POWER([.C5]; 0.2) * POWER([.D5]; 0.2))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F5]/[.H5]" office:value-type="float" office:value="0.8" calcext:value-type="float">
            <text:p>0,8</text:p>
          </table:table-cell>
          <table:table-cell table:formula="of:=[.G5]/[.H5]" office:value-type="float" office:value="0.4" calcext:value-type="float">
            <text:p>0,4</text:p>
          </table:table-cell>
          <table:table-cell/>
          <table:table-cell table:formula="of:=[.F5] / [.J5]" office:value-type="float" office:value="1.11111111111111" calcext:value-type="float">
            <text:p>1,11111111111111</text:p>
          </table:table-cell>
          <table:table-cell table:formula="of:=[.G5] / [.K5]" office:value-type="float" office:value="1.11111111111111" calcext:value-type="float">
            <text:p>1,11111111111111</text:p>
          </table:table-cell>
          <table:table-cell table:formula="of:=[.H5] / [.L5]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Weapon Mult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$A$7] * [.G6]" office:value-type="float" office:value="70" calcext:value-type="float">
            <text:p>70</text:p>
          </table:table-cell>
          <table:table-cell table:formula="of:=ROUNDUP([.$A$4] * POWER([.C6]; [.$A$10]) * POWER([.D6]; [.$A$13])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2 * [.K6]" office:value-type="float" office:value="42" calcext:value-type="float">
            <text:p>42</text:p>
          </table:table-cell>
          <table:table-cell table:formula="of:=ROUNDUP(15 * POWER([.C6]; 0.2) * POWER([.D6]; 0.2))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6]/[.H6]" office:value-type="float" office:value="1.16666666666667" calcext:value-type="float">
            <text:p>1,16666666666667</text:p>
          </table:table-cell>
          <table:table-cell table:formula="of:=[.G6]/[.H6]" office:value-type="float" office:value="0.583333333333333" calcext:value-type="float">
            <text:p>0,583333333333333</text:p>
          </table:table-cell>
          <table:table-cell/>
          <table:table-cell table:formula="of:=[.F6] / [.J6]" office:value-type="float" office:value="1.66666666666667" calcext:value-type="float">
            <text:p>1,66666666666667</text:p>
          </table:table-cell>
          <table:table-cell table:formula="of:=[.G6] / [.K6]" office:value-type="float" office:value="1.66666666666667" calcext:value-type="float">
            <text:p>1,66666666666667</text:p>
          </table:table-cell>
          <table:table-cell table:formula="of:=[.H6] / [.L6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$A$7] * [.G7]" office:value-type="float" office:value="86" calcext:value-type="float">
            <text:p>86</text:p>
          </table:table-cell>
          <table:table-cell table:formula="of:=ROUNDUP([.$A$4] * POWER([.C7]; [.$A$10]) * POWER([.D7]; [.$A$13]))"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2 * [.K7]" office:value-type="float" office:value="44" calcext:value-type="float">
            <text:p>44</text:p>
          </table:table-cell>
          <table:table-cell table:formula="of:=ROUNDUP(15 * POWER([.C7]; 0.2) * POWER([.D7]; 0.2))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7]/[.H7]" office:value-type="float" office:value="1.14666666666667" calcext:value-type="float">
            <text:p>1,14666666666667</text:p>
          </table:table-cell>
          <table:table-cell table:formula="of:=[.G7]/[.H7]" office:value-type="float" office:value="0.573333333333333" calcext:value-type="float">
            <text:p>0,573333333333333</text:p>
          </table:table-cell>
          <table:table-cell/>
          <table:table-cell table:formula="of:=[.F7] / [.J7]" office:value-type="float" office:value="1.95454545454545" calcext:value-type="float">
            <text:p>1,95454545454545</text:p>
          </table:table-cell>
          <table:table-cell table:formula="of:=[.G7] / [.K7]" office:value-type="float" office:value="1.95454545454545" calcext:value-type="float">
            <text:p>1,95454545454545</text:p>
          </table:table-cell>
          <table:table-cell table:formula="of:=[.H7] / [.L7]" office:value-type="float" office:value="1.875" calcext:value-type="float">
            <text:p>1,8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$A$7] * [.G8]" office:value-type="float" office:value="132" calcext:value-type="float">
            <text:p>132</text:p>
          </table:table-cell>
          <table:table-cell table:formula="of:=ROUNDUP([.$A$4] * POWER([.C8]; [.$A$10]) * POWER([.D8]; [.$A$13]))"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2 * [.K8]" office:value-type="float" office:value="50" calcext:value-type="float">
            <text:p>50</text:p>
          </table:table-cell>
          <table:table-cell table:formula="of:=ROUNDUP(15 * POWER([.C8]; 0.2) * POWER([.D8]; 0.2)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F8]/[.H8]" office:value-type="float" office:value="1.46666666666667" calcext:value-type="float">
            <text:p>1,46666666666667</text:p>
          </table:table-cell>
          <table:table-cell table:formula="of:=[.G8]/[.H8]" office:value-type="float" office:value="0.733333333333333" calcext:value-type="float">
            <text:p>0,733333333333333</text:p>
          </table:table-cell>
          <table:table-cell/>
          <table:table-cell table:formula="of:=[.F8] / [.J8]" office:value-type="float" office:value="2.64" calcext:value-type="float">
            <text:p>2,64</text:p>
          </table:table-cell>
          <table:table-cell table:formula="of:=[.G8] / [.K8]" office:value-type="float" office:value="2.64" calcext:value-type="float">
            <text:p>2,64</text:p>
          </table:table-cell>
          <table:table-cell table:formula="of:=[.H8] / [.L8]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Tier Exp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$A$7] * [.G9]" office:value-type="float" office:value="150" calcext:value-type="float">
            <text:p>150</text:p>
          </table:table-cell>
          <table:table-cell table:formula="of:=ROUNDUP([.$A$4] * POWER([.C9]; [.$A$10]) * POWER([.D9]; [.$A$13]))"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2 * [.K9]" office:value-type="float" office:value="52" calcext:value-type="float">
            <text:p>52</text:p>
          </table:table-cell>
          <table:table-cell table:formula="of:=ROUNDUP(15 * POWER([.C9]; 0.2) * POWER([.D9]; 0.2)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F9]/[.H9]" office:value-type="float" office:value="1.31578947368421" calcext:value-type="float">
            <text:p>1,31578947368421</text:p>
          </table:table-cell>
          <table:table-cell table:formula="of:=[.G9]/[.H9]" office:value-type="float" office:value="0.657894736842105" calcext:value-type="float">
            <text:p>0,657894736842105</text:p>
          </table:table-cell>
          <table:table-cell/>
          <table:table-cell table:formula="of:=[.F9] / [.J9]" office:value-type="float" office:value="2.88461538461538" calcext:value-type="float">
            <text:p>2,88461538461538</text:p>
          </table:table-cell>
          <table:table-cell table:formula="of:=[.G9] / [.K9]" office:value-type="float" office:value="2.88461538461538" calcext:value-type="float">
            <text:p>2,88461538461538</text:p>
          </table:table-cell>
          <table:table-cell table:formula="of:=[.H9] / [.L9]"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$A$7] * [.G10]" office:value-type="float" office:value="166" calcext:value-type="float">
            <text:p>166</text:p>
          </table:table-cell>
          <table:table-cell table:formula="of:=ROUNDUP([.$A$4] * POWER([.C10]; [.$A$10]) * POWER([.D10]; [.$A$13]))"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2 * [.K10]" office:value-type="float" office:value="54" calcext:value-type="float">
            <text:p>54</text:p>
          </table:table-cell>
          <table:table-cell table:formula="of:=ROUNDUP(15 * POWER([.C10]; 0.2) * POWER([.D10]; 0.2))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F10]/[.H10]" office:value-type="float" office:value="1.22962962962963" calcext:value-type="float">
            <text:p>1,22962962962963</text:p>
          </table:table-cell>
          <table:table-cell table:formula="of:=[.G10]/[.H10]" office:value-type="float" office:value="0.614814814814815" calcext:value-type="float">
            <text:p>0,614814814814815</text:p>
          </table:table-cell>
          <table:table-cell/>
          <table:table-cell table:formula="of:=[.F10] / [.J10]" office:value-type="float" office:value="3.07407407407407" calcext:value-type="float">
            <text:p>3,07407407407407</text:p>
          </table:table-cell>
          <table:table-cell table:formula="of:=[.G10] / [.K10]" office:value-type="float" office:value="3.07407407407407" calcext:value-type="float">
            <text:p>3,07407407407407</text:p>
          </table:table-cell>
          <table:table-cell table:formula="of:=[.H10] / [.L10]" office:value-type="float" office:value="2.7" calcext:value-type="float">
            <text:p>2,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A$7] * [.G11]" office:value-type="float" office:value="238" calcext:value-type="float">
            <text:p>238</text:p>
          </table:table-cell>
          <table:table-cell table:formula="of:=ROUNDUP([.$A$4] * POWER([.C11]; [.$A$10]) * POWER([.D11]; [.$A$13]))"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2 * [.K11]" office:value-type="float" office:value="58" calcext:value-type="float">
            <text:p>58</text:p>
          </table:table-cell>
          <table:table-cell table:formula="of:=ROUNDUP(15 * POWER([.C11]; 0.2) * POWER([.D11]; 0.2))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1]/[.H11]" office:value-type="float" office:value="1.8030303030303" calcext:value-type="float">
            <text:p>1,8030303030303</text:p>
          </table:table-cell>
          <table:table-cell table:formula="of:=[.G11]/[.H11]" office:value-type="float" office:value="0.901515151515151" calcext:value-type="float">
            <text:p>0,901515151515151</text:p>
          </table:table-cell>
          <table:table-cell/>
          <table:table-cell table:formula="of:=[.F11] / [.J11]" office:value-type="float" office:value="4.10344827586207" calcext:value-type="float">
            <text:p>4,10344827586207</text:p>
          </table:table-cell>
          <table:table-cell table:formula="of:=[.G11] / [.K11]" office:value-type="float" office:value="4.10344827586207" calcext:value-type="float">
            <text:p>4,10344827586207</text:p>
          </table:table-cell>
          <table:table-cell table:formula="of:=[.H11] / [.L11]"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Material Exp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A$7] * [.G12]" office:value-type="float" office:value="258" calcext:value-type="float">
            <text:p>258</text:p>
          </table:table-cell>
          <table:table-cell table:formula="of:=ROUNDUP([.$A$4] * POWER([.C12]; [.$A$10]) * POWER([.D12]; [.$A$13]))"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2 * [.K12]" office:value-type="float" office:value="60" calcext:value-type="float">
            <text:p>60</text:p>
          </table:table-cell>
          <table:table-cell table:formula="of:=ROUNDUP(15 * POWER([.C12]; 0.2) * POWER([.D12]; 0.2)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2]/[.H12]" office:value-type="float" office:value="1.56363636363636" calcext:value-type="float">
            <text:p>1,56363636363636</text:p>
          </table:table-cell>
          <table:table-cell table:formula="of:=[.G12]/[.H12]" office:value-type="float" office:value="0.781818181818182" calcext:value-type="float">
            <text:p>0,781818181818182</text:p>
          </table:table-cell>
          <table:table-cell/>
          <table:table-cell table:formula="of:=[.F12] / [.J12]" office:value-type="float" office:value="4.3" calcext:value-type="float">
            <text:p>4,3</text:p>
          </table:table-cell>
          <table:table-cell table:formula="of:=[.G12] / [.K12]" office:value-type="float" office:value="4.3" calcext:value-type="float">
            <text:p>4,3</text:p>
          </table:table-cell>
          <table:table-cell table:formula="of:=[.H12] / [.L12]"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A$7] * [.G13]" office:value-type="float" office:value="278" calcext:value-type="float">
            <text:p>278</text:p>
          </table:table-cell>
          <table:table-cell table:formula="of:=ROUNDUP([.$A$4] * POWER([.C13]; [.$A$10]) * POWER([.D13]; [.$A$13]))"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 * [.K13]" office:value-type="float" office:value="62" calcext:value-type="float">
            <text:p>62</text:p>
          </table:table-cell>
          <table:table-cell table:formula="of:=ROUNDUP(15 * POWER([.C13]; 0.2) * POWER([.D13]; 0.2))"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3]/[.H13]" office:value-type="float" office:value="1.39" calcext:value-type="float">
            <text:p>1,39</text:p>
          </table:table-cell>
          <table:table-cell table:formula="of:=[.G13]/[.H13]" office:value-type="float" office:value="0.695" calcext:value-type="float">
            <text:p>0,695</text:p>
          </table:table-cell>
          <table:table-cell/>
          <table:table-cell table:formula="of:=[.F13] / [.J13]" office:value-type="float" office:value="4.48387096774194" calcext:value-type="float">
            <text:p>4,48387096774194</text:p>
          </table:table-cell>
          <table:table-cell table:formula="of:=[.G13] / [.K13]" office:value-type="float" office:value="4.48387096774194" calcext:value-type="float">
            <text:p>4,48387096774194</text:p>
          </table:table-cell>
          <table:table-cell table:formula="of:=[.H13] / [.L13]" office:value-type="float" office:value="3.33333333333333" calcext:value-type="float">
            <text:p>3,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.00.0000</text:date>, <text:time style:data-style-name="N2" text:time-value="13:56:38.5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5-03-23T20:27:13.938000000</dc:date>
    <meta:editing-duration>P8DT6H24M31S</meta:editing-duration>
    <meta:editing-cycles>50</meta:editing-cycles>
    <meta:generator>LibreOffice/7.0.4.2$Windows_X86_64 LibreOffice_project/dcf040e67528d9187c66b2379df5ea4407429775</meta:generator>
    <meta:document-statistic meta:table-count="6" meta:cell-count="154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42cm" svg:height="7.173cm" xlink:href=".." xlink:type="simple" chart:class="chart:line" chart:style-name="ch1">
        <chart:legend chart:legend-position="end" svg:x="7.934cm" svg:y="2.789cm" style:legend-expansion="high" chart:style-name="ch2"/>
        <chart:plot-area chart:style-name="ch3" table:cell-range-address="'Crafting Cost'.F3:'Crafting Cost'.H13" chart:data-source-has-labels="row" svg:x="0.226cm" svg:y="0.143cm" svg:width="7.482cm" svg:height="6.887cm">
          <chart:coordinate-region svg:x="1.033cm" svg:y="0.343cm" svg:width="6.489cm" svg:height="6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afting Cost'.F4:'Crafting Cost'.F13" chart:label-cell-address="'Crafting Cost'.F3:'Crafting Cost'.F3" chart:class="chart:line">
            <chart:data-point chart:repeated="10"/>
          </chart:series>
          <chart:series chart:style-name="ch7" chart:values-cell-range-address="'Crafting Cost'.G4:'Crafting Cost'.G13" chart:label-cell-address="'Crafting Cost'.G3:'Crafting Cost'.G3" chart:class="chart:line">
            <chart:data-point chart:repeated="10"/>
          </chart:series>
          <chart:series chart:style-name="ch8" chart:values-cell-range-address="'Crafting Cost'.H4:'Crafting Cost'.H13" chart:label-cell-address="'Crafting Cost'.H3:'Crafting Cost'.H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Weapon</text:p>
                <draw:g>
                  <svg:desc>'Crafting Cost'.F3:'Crafting Cost'.F3</svg:desc>
                </draw:g>
              </table:table-cell>
              <table:table-cell office:value-type="string">
                <text:p>Cost Armor</text:p>
                <draw:g>
                  <svg:desc>'Crafting Cost'.G3:'Crafting Cost'.G3</svg:desc>
                </draw:g>
              </table:table-cell>
              <table:table-cell office:value-type="string">
                <text:p>previous</text:p>
                <draw:g>
                  <svg:desc>'Crafting Cost'.H3:'Crafting Cost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'Crafting Cost'.F4:'Crafting Cost'.F13</svg:desc>
                </draw:g>
              </table:table-cell>
              <table:table-cell office:value-type="float" office:value="12">
                <text:p>12</text:p>
                <draw:g>
                  <svg:desc>'Crafting Cost'.G4:'Crafting Cost'.G13</svg:desc>
                </draw:g>
              </table:table-cell>
              <table:table-cell office:value-type="float" office:value="40">
                <text:p>40</text:p>
                <draw:g>
                  <svg:desc>'Crafting Cost'.H4:'Crafting Cost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  <table:table-cell office:value-type="float" office:value="129">
                <text:p>12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">
                <text:p>278</text:p>
              </table:table-cell>
              <table:table-cell office:value-type="float" office:value="139">
                <text:p>139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17cm" svg:height="7.173cm" xlink:href=".." xlink:type="simple" chart:class="chart:line" chart:style-name="ch1">
        <chart:legend chart:legend-position="end" svg:x="7.83cm" svg:y="3.038cm" style:legend-expansion="high" chart:style-name="ch2"/>
        <chart:plot-area chart:style-name="ch3" table:cell-range-address="'Crafting Cost'.P3:'Crafting Cost'.Q13" chart:data-source-has-labels="row" svg:x="0.226cm" svg:y="0.143cm" svg:width="7.378cm" svg:height="6.887cm">
          <chart:coordinate-region svg:x="0.953cm" svg:y="0.343cm" svg:width="6.464cm" svg:height="6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afting Cost'.P4:'Crafting Cost'.P13" chart:label-cell-address="'Crafting Cost'.P3:'Crafting Cost'.P3" chart:class="chart:line">
            <chart:data-point chart:repeated="10"/>
          </chart:series>
          <chart:series chart:style-name="ch7" chart:values-cell-range-address="'Crafting Cost'.Q4:'Crafting Cost'.Q13" chart:label-cell-address="'Crafting Cost'.Q3:'Crafting Cost'.Q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pon Ratio</text:p>
                <draw:g>
                  <svg:desc>'Crafting Cost'.P3:'Crafting Cost'.P3</svg:desc>
                </draw:g>
              </table:table-cell>
              <table:table-cell office:value-type="string">
                <text:p>Armor Ratio</text:p>
                <draw:g>
                  <svg:desc>'Crafting Cost'.Q3:'Crafting Cost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'Crafting Cost'.P4:'Crafting Cost'.P13</svg:desc>
                </draw:g>
              </table:table-cell>
              <table:table-cell office:value-type="float" office:value="0.3">
                <text:p>0.3</text:p>
                <draw:g>
                  <svg:desc>'Crafting Cost'.Q4:'Crafting Cost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962962962963">
                <text:p>1.22962962962963</text:p>
              </table:table-cell>
              <table:table-cell office:value-type="float" office:value="0.614814814814815">
                <text:p>0.614814814814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030303030303">
                <text:p>1.8030303030303</text:p>
              </table:table-cell>
              <table:table-cell office:value-type="float" office:value="0.901515151515151">
                <text:p>0.9015151515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363636363636">
                <text:p>1.56363636363636</text:p>
              </table:table-cell>
              <table:table-cell office:value-type="float" office:value="0.781818181818182">
                <text:p>0.7818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">
                <text:p>1.39</text:p>
              </table:table-cell>
              <table:table-cell office:value-type="float" office:value="0.695">
                <text:p>0.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17cm" svg:height="7.173cm" xlink:href=".." xlink:type="simple" chart:class="chart:line" chart:style-name="ch1">
        <chart:legend chart:legend-position="end" svg:x="8.015cm" svg:y="2.789cm" style:legend-expansion="high" chart:style-name="ch2"/>
        <chart:plot-area chart:style-name="ch3" table:cell-range-address="'Crafting Cost'.S3:'Crafting Cost'.U13" chart:data-source-has-labels="row" svg:x="0.226cm" svg:y="0.143cm" svg:width="7.563cm" svg:height="6.887cm">
          <chart:coordinate-region svg:x="0.953cm" svg:y="0.342cm" svg:width="6.649cm" svg:height="6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afting Cost'.S4:'Crafting Cost'.S13" chart:label-cell-address="'Crafting Cost'.S3:'Crafting Cost'.S3" chart:class="chart:line">
            <chart:data-point chart:repeated="10"/>
          </chart:series>
          <chart:series chart:style-name="ch7" chart:values-cell-range-address="'Crafting Cost'.T4:'Crafting Cost'.T13" chart:label-cell-address="'Crafting Cost'.T3:'Crafting Cost'.T3" chart:class="chart:line">
            <chart:data-point chart:repeated="10"/>
          </chart:series>
          <chart:series chart:style-name="ch8" chart:values-cell-range-address="'Crafting Cost'.U4:'Crafting Cost'.U13" chart:label-cell-address="'Crafting Cost'.U3:'Crafting Cost'.U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s Weapon</text:p>
                <draw:g>
                  <svg:desc>'Crafting Cost'.S3:'Crafting Cost'.S3</svg:desc>
                </draw:g>
              </table:table-cell>
              <table:table-cell office:value-type="string">
                <text:p>cps Armor</text:p>
                <draw:g>
                  <svg:desc>'Crafting Cost'.T3:'Crafting Cost'.T3</svg:desc>
                </draw:g>
              </table:table-cell>
              <table:table-cell office:value-type="string">
                <text:p>cps previous</text:p>
                <draw:g>
                  <svg:desc>'Crafting Cost'.U3:'Crafting Cost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'Crafting Cost'.S4:'Crafting Cost'.S13</svg:desc>
                </draw:g>
              </table:table-cell>
              <table:table-cell office:value-type="float" office:value="0.8">
                <text:p>0.8</text:p>
                <draw:g>
                  <svg:desc>'Crafting Cost'.T4:'Crafting Cost'.T13</svg:desc>
                </draw:g>
              </table:table-cell>
              <table:table-cell office:value-type="float" office:value="1.33333333333333">
                <text:p>1.33333333333333</text:p>
                <draw:g>
                  <svg:desc>'Crafting Cost'.U4:'Crafting Cost'.U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454545454545">
                <text:p>1.95454545454545</text:p>
              </table:table-cell>
              <table:table-cell office:value-type="float" office:value="1.95454545454545">
                <text:p>1.9545454545454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7407407407407">
                <text:p>3.07407407407407</text:p>
              </table:table-cell>
              <table:table-cell office:value-type="float" office:value="3.07407407407407">
                <text:p>3.0740740740740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0344827586207">
                <text:p>4.10344827586207</text:p>
              </table:table-cell>
              <table:table-cell office:value-type="float" office:value="4.10344827586207">
                <text:p>4.103448275862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8387096774194">
                <text:p>4.48387096774194</text:p>
              </table:table-cell>
              <table:table-cell office:value-type="float" office:value="4.48387096774194">
                <text:p>4.48387096774194</text:p>
              </table:table-cell>
              <table:table-cell office:value-type="float" office:value="3.33333333333333">
                <text:p>3.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